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6c7" officeooo:paragraph-rsid="001526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inal Code:</text:p>
      <text:p text:style-name="P1">SAT EPSILON: 0.001068115234375</text:p>
      <text:p text:style-name="P1"/>
      <text:p text:style-name="P1">When changes are made only in the final layer:</text:p>
      <text:p text:style-name="P1">SAT EPSILON: 7.62939453125e-05</text:p>
      <text:p text:style-name="P1"/>
      <text:p text:style-name="P1">When changes are made in entire network but no splitting is done:</text:p>
      <text:p text:style-name="P1">SAT EPSILON: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2T15:19:07.107532820</meta:creation-date>
    <dc:date>2022-05-12T18:30:19.682066564</dc:date>
    <meta:editing-duration>PT3H1M2S</meta:editing-duration>
    <meta:editing-cycles>1</meta:editing-cycles>
    <meta:document-statistic meta:table-count="0" meta:image-count="0" meta:object-count="0" meta:page-count="1" meta:paragraph-count="6" meta:word-count="31" meta:character-count="198" meta:non-whitespace-character-count="172"/>
    <meta:generator>LibreOffice/6.0.7.3$Linux_X86_64 LibreOffice_project/00m0$Build-3</meta:generator>
  </office:meta>
</office:document-meta>
</file>